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3875a" officeooo:paragraph-rsid="0013875a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875a" officeooo:paragraph-rsid="0013875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34cd" officeooo:paragraph-rsid="001534c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34cd" officeooo:paragraph-rsid="001534c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e01b" officeooo:paragraph-rsid="0017e01b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4pt" officeooo:rsid="0013875a" officeooo:paragraph-rsid="0013875a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875a" style:font-style-asian="normal" style:font-style-complex="normal"/>
    </style:style>
    <style:style style:name="T4" style:family="text">
      <style:text-properties fo:font-style="normal" officeooo:rsid="0015dfd8" style:font-style-asian="normal" style:font-style-complex="normal"/>
    </style:style>
    <style:style style:name="T5" style:family="text">
      <style:text-properties fo:font-style="normal" officeooo:rsid="0017e01b" style:font-style-asian="normal" style:font-style-complex="normal"/>
    </style:style>
    <style:style style:name="T6" style:family="text">
      <style:text-properties fo:font-style="normal" officeooo:rsid="00199a3b" style:font-style-asian="normal" style:font-style-complex="normal"/>
    </style:style>
    <style:style style:name="T7" style:family="text">
      <style:text-properties officeooo:rsid="0016f403"/>
    </style:style>
    <style:style style:name="T8" style:family="text">
      <style:text-properties officeooo:rsid="0017e01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tab/>SPRAWOZDANIE LAB3 <text:s text:c="29"/><text:span text:style-name="T8">Łukasz Sak</text:span></text:p>
      <text:p text:style-name="P1"/>
      <text:p text:style-name="P2">1. Naszym zadaniem było utworzenie struktur KOLEJKA, STOS, LISTA na tablicach dynamicznych, oraz przetestowanie czasu trwania dorzucania kolejnych wartości do struktury w zależności od dwóch strategi rozszerzania pamięci (o jeden element lub dwukrotnie).</text:p>
      <text:p text:style-name="P2"/>
      <text:p text:style-name="P3">2. <text:span text:style-name="T7">Wyniki:</text:span></text:p>
      <text:p text:style-name="P3"><draw:frame draw:style-name="fr1" draw:name="Object1" text:anchor-type="paragraph" svg:x="0.291cm" svg:y="0.275cm" svg:width="6.523cm" svg:height="4.0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2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draw:frame draw:style-name="fr1" draw:name="Object3" text:anchor-type="paragraph" svg:x="0.977cm" svg:y="0cm" svg:width="14.707cm" svg:height="7.45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soft-page-break/></text:p>
      <text:p text:style-name="P5"><draw:frame draw:style-name="fr2" draw:name="Object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3.Wnioski</text:p>
      <text:p text:style-name="P3">w kodzie</text:p>
      <text:p text:style-name="P3">unsigned int SIZE() </text:p>
      <text:p text:style-name="P3">{ </text:p>
      <text:p text:style-name="P3"><text:s text:c="2"/>int ilosc_elementow = 0;</text:p>
      <text:p text:style-name="P3"><text:s text:c="2"/>for (i = poczatek; i &lt; koniec; i++) <text:s/>ilosc_elementow++;</text:p>
      <text:p text:style-name="P3"><text:s text:c="2"/>return ilosc_elementow; </text:p>
      <text:p text:style-name="P3">}</text:p>
      <text:p text:style-name="P3">- petla for (używana do metody POP) znacznie wydłuża działanie programu,</text:p>
      <text:p text:style-name="P3">- po zamianie pętli for na <text:span text:style-name="T1">return koniec – poczatek; </text:span><text:span text:style-name="T2">program działa dużo szybciej,</text:span></text:p>
      <text:p text:style-name="P3"/>
      <text:p text:style-name="P3"><text:span text:style-name="T2">- Por</text:span><text:span text:style-name="T4">ó</text:span><text:span text:style-name="T2">wn</text:span><text:span text:style-name="T4">u</text:span><text:span text:style-name="T2">jąc działanie </text:span><text:span text:style-name="T3">strategi rozszerzania pamięci o jeden element </text:span><text:span text:style-name="T2">i</text:span><text:span text:style-name="T3"> dwukrotnie </text:span><text:span text:style-name="T2">okazuje się, że lepiej rozszerzać pamięć dwukrotnie, znacznie skraca </text:span><text:span text:style-name="T5">to</text:span><text:span text:style-name="T2"> czas programu</text:span></text:p>
      <text:p text:style-name="P3"/>
      <text:p text:style-name="P3"><text:span text:style-name="T2">- Tworząc program należy zwracać uwagę, na implementację naszego kodu</text:span><text:span text:style-name="T4"> i dobór algorytmu</text:span><text:span text:style-name="T2">, ponieważ <text:s/></text:span><text:span text:style-name="T4">np. tak jak tu, </text:span><text:span text:style-name="T2">działając dwa razy na tej samej strukturze, z taką samą ilością elementów a różną strategią rozszerzania pamięci, widać dosyć sporą różnicę </text:span><text:span text:style-name="T5">już przy 10^5 danych </text:span><text:span text:style-name="T2">w czasie wykonywania się programu,</text:span></text:p>
      <text:p text:style-name="P3"><text:span text:style-name="T2">- </text:span><text:span text:style-name="T5">Czas wykonywania się algorytmu powiększania pamięci dwukrotnie wydaje się rosnąć proporcjonalnie do ilości danych, </text:span><text:span text:style-name="T6">a powiększania o jeden, dużo szybciej niż liniowo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3:53:50.273667668</meta:creation-date>
    <dc:date>2015-03-26T05:22:48.671250833</dc:date>
    <meta:editing-duration>PT50M41S</meta:editing-duration>
    <meta:editing-cycles>5</meta:editing-cycles>
    <meta:generator>LibreOffice/4.2.7.2$Linux_X86_64 LibreOffice_project/420m0$Build-2</meta:generator>
    <meta:document-statistic meta:table-count="0" meta:image-count="0" meta:object-count="4" meta:page-count="2" meta:paragraph-count="16" meta:word-count="180" meta:character-count="1271" meta:non-whitespace-character-count="10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36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losc danych</text:p>
          </table:table-cell>
          <table:table-cell table:number-columns-repeated="2" office:value-type="string" calcext:value-type="string">
            <text:p>Czas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8" calcext:value-type="float">
            <text:p>0,0000008</text:p>
          </table:table-cell>
          <table:table-cell office:value-type="float" office:value="0.0000028" calcext:value-type="float">
            <text:p>0,0000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8" calcext:value-type="float">
            <text:p>0,0000018</text:p>
          </table:table-cell>
          <table:table-cell office:value-type="float" office:value="0.0001703" calcext:value-type="float">
            <text:p>0,00017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202" calcext:value-type="float">
            <text:p>0,0000202</text:p>
          </table:table-cell>
          <table:table-cell office:value-type="float" office:value="0.0170509" calcext:value-type="float">
            <text:p>0,01705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1.91538" calcext:value-type="float">
            <text:p>1,915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8352" calcext:value-type="float">
            <text:p>0,0018352</text:p>
          </table:table-cell>
          <table:table-cell office:value-type="float" office:value="199.786" calcext:value-type="float">
            <text:p>199,78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25947" calcext:value-type="float">
            <text:p>0,0225947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207489" calcext:value-type="float">
            <text:p>0,207489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string" calcext:value-type="string">
            <text:p>xDWA</text:p>
          </table:table-cell>
          <table:table-cell office:value-type="string" calcext:value-type="string">
            <text:p>plus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.00.0000</text:date>, <text:time style:data-style-name="N2" text:time-value="05:11:20.34132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0.951cm" svg:y="3.951cm" style:legend-expansion="high" chart:style-name="ch2"/>
        <chart:plot-area chart:style-name="ch3" chart:data-source-has-labels="both" svg:x="1.33cm" svg:y="0.179cm" svg:width="9.302cm" svg:height="7.66cm">
          <chartooo:coordinate-region svg:x="2.137cm" svg:y="0.378cm" svg:width="7.752cm" svg:height="6.814cm"/>
          <chart:axis chart:dimension="x" chart:name="primary-x" chart:style-name="ch4" chartooo:axis-type="auto">
            <chart:title svg:x="4.098cm" svg:y="8.018cm" chart:style-name="ch5">
              <text:p>Ilosc danych[elementach]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4.595cm" chart:style-name="ch6">
              <text:p>Czas[s]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lozonosc_x2_wiecej</text:p>
              </table:table-cell>
              <table:table-cell office:value-type="string">
                <text:p/>
              </table:table-cell>
              <table:table-cell office:value-type="string">
                <text:p>zlozonosc_jeden_wiece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08">
                <text:p>0.0000008</text:p>
              </table:table-cell>
              <table:table-cell office:value-type="float" office:value="10">
                <text:p>10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18">
                <text:p>0.0000018</text:p>
              </table:table-cell>
              <table:table-cell office:value-type="float" office:value="100">
                <text:p>100</text:p>
              </table:table-cell>
              <table:table-cell office:value-type="float" office:value="0.0001703">
                <text:p>0.0001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202">
                <text:p>0.0000202</text:p>
              </table:table-cell>
              <table:table-cell office:value-type="float" office:value="1000">
                <text:p>1000</text:p>
              </table:table-cell>
              <table:table-cell office:value-type="float" office:value="0.0170509">
                <text:p>0.0170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0187">
                <text:p>0.000187</text:p>
              </table:table-cell>
              <table:table-cell office:value-type="float" office:value="10000">
                <text:p>10000</text:p>
              </table:table-cell>
              <table:table-cell office:value-type="float" office:value="1.91538">
                <text:p>1.9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18352">
                <text:p>0.0018352</text:p>
              </table:table-cell>
              <table:table-cell office:value-type="float" office:value="100000">
                <text:p>100000</text:p>
              </table:table-cell>
              <table:table-cell office:value-type="float" office:value="199.786">
                <text:p>199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225947">
                <text:p>0.022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.207489">
                <text:p>0.20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07cm" svg:height="7.453cm" xlink:href="." xlink:type="simple" chart:class="chart:scatter" chart:style-name="ch1">
        <chart:legend chart:legend-position="end" svg:x="10.109cm" svg:y="3.427cm" style:legend-expansion="high" chart:style-name="ch2"/>
        <chart:plot-area chart:style-name="ch3" chart:data-source-has-labels="both" svg:x="1.305cm" svg:y="0.149cm" svg:width="8.51cm" svg:height="6.174cm">
          <chartooo:coordinate-region svg:x="2.217cm" svg:y="0.348cm" svg:width="6.855cm" svg:height="5.328cm"/>
          <chart:axis chart:dimension="x" chart:name="primary-x" chart:style-name="ch4" chartooo:axis-type="auto">
            <chart:title svg:x="3.637cm" svg:y="6.472cm" chart:style-name="ch5">
              <text:p>Ilosc danych [elementach]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3.822cm" chart:style-name="ch6">
              <text:p>Czas[s]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lozonosc_x2_wiece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202">
                <text:p>0.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18352">
                <text:p>0.001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225947">
                <text:p>0.0225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.207489">
                <text:p>0.2074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0.951cm" svg:y="4.2cm" style:legend-expansion="high" chart:style-name="ch2"/>
        <chart:plot-area chart:style-name="ch3" chart:data-source-has-labels="both" svg:x="1.33cm" svg:y="0.179cm" svg:width="9.302cm" svg:height="7.66cm">
          <chartooo:coordinate-region svg:x="2.137cm" svg:y="0.378cm" svg:width="7.939cm" svg:height="6.814cm"/>
          <chart:axis chart:dimension="x" chart:name="primary-x" chart:style-name="ch4" chartooo:axis-type="auto">
            <chart:title svg:x="4.058cm" svg:y="8.018cm" chart:style-name="ch5">
              <text:p>Ilosc danych [elementach]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4.595cm" chart:style-name="ch6">
              <text:p>Czas[s]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lozonosc_jeden_wiece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1703">
                <text:p>0.0001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70509">
                <text:p>0.0170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.91538">
                <text:p>1.9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99.786">
                <text:p>199.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